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ce10"/>
        <table:table-column table:style-name="co1" table:number-columns-repeated="8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1" table:number-columns-repeated="1004" table:default-cell-style-name="Default"/>
        <table:table-row table:style-name="ro1"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Opcode-Hex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ALUOp1</text:p>
          </table:table-cell>
          <table:table-cell office:value-type="string" calcext:value-type="string">
            <text:p>ALUOp0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ALU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ecial Case</text:p>
          </table:table-cell>
          <table:table-cell office:value-type="string" calcext:value-type="string">
            <text:p>Funct-Hex</text:p>
          </table:table-cell>
          <table:table-cell office:value-type="string" calcext:value-type="string">
            <text:p>funct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LUctr</text:p>
          </table:table-cell>
          <table:table-cell table:style-name="ce1" office:value-type="string" calcext:value-type="string">
            <text:p>Move</text:p>
          </table:table-cell>
          <table:table-cell table:style-name="ce1" table:number-columns-repeated="1003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1 0 0 0 0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1 0 1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Add Im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0 1 0 0 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0 1 0 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0 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 Im Un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0 1 0 0 1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0 1 0 0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dd Un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office:value-type="string" calcext:value-type="string">
            <text:p>1 0 0 0 0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1 1 0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office:value-type="string" calcext:value-type="string">
            <text:p>1 0 0 1 0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0 0 1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And 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0 1 1 0 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0 0 1 1 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 0 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ranch Eq</text:p>
          </table:table-cell>
          <table:table-cell table:style-name="ce7" office:value-type="string" calcext:value-type="string">
            <text:p>I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 0 0 1 0 0</text:p>
          </table:table-cell>
          <table:table-cell table:style-name="ce7" office:value-type="string" calcext:value-type="string">
            <text:p>x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 0 0 1 0 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x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Branch Eq Li</text:p>
          </table:table-cell>
          <table:table-cell table:style-name="ce7" office:value-type="string" calcext:value-type="string">
            <text:p>I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 1 0 1 0 0</text:p>
          </table:table-cell>
          <table:table-cell table:style-name="ce7" office:value-type="string" calcext:value-type="string">
            <text:p>1 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 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0 1 0 1 0 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x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Branch NoEq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0 0 1 0 1</text:p>
          </table:table-cell>
          <table:table-cell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0 0 1 0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iv Un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w/ funct 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 1 1 0 1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1 0 0</text:p>
          </table:table-cell>
          <table:table-cell table:style-name="ce2" table:number-columns-repeated="1004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 0 0 0 1 0</text:p>
          </table:table-cell>
          <table:table-cell table:style-name="ce8" office:value-type="string" calcext:value-type="string">
            <text:p>x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x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0 0 0 0 1 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4" table:number-columns-repeated="1004"/>
        </table:table-row>
        <table:table-row table:style-name="ro1">
          <table:table-cell table:style-name="ce4" office:value-type="string" calcext:value-type="string">
            <text:p>Jump Li (jal)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 0 0 0 1 1</text:p>
          </table:table-cell>
          <table:table-cell table:style-name="ce8" office:value-type="string" calcext:value-type="string">
            <text:p>1 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 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0 0 0 0 1 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4" table:number-columns-repeated="1004"/>
        </table:table-row>
        <table:table-row table:style-name="ro1">
          <table:table-cell table:style-name="ce2" office:value-type="string" calcext:value-type="string">
            <text:p>Jump Reg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style-name="ce6" office:value-type="string" calcext:value-type="string">
            <text:p>0 w/ funct (1)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x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1 w/ funct 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0 1 0 0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Load Byte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0 0 0 0 0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0 0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 0 0 0 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ad Byte Un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0 0 1 0 0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0 0 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 0 0 1 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ad Haw Un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0 0 1 0 1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0 1 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 0 0 1 0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Load Up Im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0 0 1 1 1 1</text:p>
          </table:table-cell>
          <table:table-cell table:style-name="ce9" office:value-type="string" calcext:value-type="string">
            <text:p>0 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1 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office:value-type="string" calcext:value-type="string">
            <text:p>f</text:p>
          </table:table-cell>
          <table:table-cell table:style-name="ce9" office:value-type="string" calcext:value-type="string">
            <text:p>0 0 1 1 1 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 1 1 0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Load Word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0 0 0 1 1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1 0 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 0 0 0 1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Mult Un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1 1 0 0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1 1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Move fr Hi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 w/f 1 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1 0 0 0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Move fr Lo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 w/f 1 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1 0 0 1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5" calcext:value-type="float">
            <text:p>25</text:p>
          </table:table-cell>
          <table:table-cell office:value-type="string" calcext:value-type="string">
            <text:p>1 0 0 1 0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0 1 0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Or 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 0 1 1 0 1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0 0 1 1 0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 1 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et Less Th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2a</text:p>
          </table:table-cell>
          <table:table-cell office:value-type="string" calcext:value-type="string">
            <text:p>1 0 1 0 1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0 1 1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Set Le Th 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 0 1 0 1 0</text:p>
          </table:table-cell>
          <table:table-cell office:value-type="string" calcext:value-type="string">
            <text:p>0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 0 1 0 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 1 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et Le Th Un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2b</text:p>
          </table:table-cell>
          <table:table-cell office:value-type="string" calcext:value-type="string">
            <text:p>1 0 1 0 1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1 0 0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hift L Logic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0 0 0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 0 0 0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hift R Arith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0 0 0 1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 0 1 0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hift R Logic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fun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0 0 0 1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 0 0 1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Store Byte</text:p>
          </table:table-cell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0 1 0 0 0</text:p>
          </table:table-cell>
          <table:table-cell office:value-type="string" calcext:value-type="string">
            <text:p>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0 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 0 1 0 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ore Halfw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0 1 0 0 1</text:p>
          </table:table-cell>
          <table:table-cell office:value-type="string" calcext:value-type="string">
            <text:p>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 0 1 0 0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ore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 0 1 0 1 1</text:p>
          </table:table-cell>
          <table:table-cell office:value-type="string" calcext:value-type="string">
            <text:p>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0 0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1 0 1 0 1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1 1 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Store W Inc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1 0 1 1 0 0</text:p>
          </table:table-cell>
          <table:table-cell table:style-name="ce9" office:value-type="string" calcext:value-type="string">
            <text:p>1 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0 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0 0</text:p>
          </table:table-cell>
          <table:table-cell table:style-name="ce9"/>
          <table:table-cell office:value-type="string" calcext:value-type="string">
            <text:p>2c</text:p>
          </table:table-cell>
          <table:table-cell table:style-name="ce9" office:value-type="string" calcext:value-type="string">
            <text:p>1 0 1 1 0 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 1 1 0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2" calcext:value-type="float">
            <text:p>22</text:p>
          </table:table-cell>
          <table:table-cell office:value-type="string" calcext:value-type="string">
            <text:p>1 0 0 0 1 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1 1 1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Sub Un</text:p>
          </table:table-cell>
          <table:table-cell table:style-name="ce6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 0 0 0 0 0</text:p>
          </table:table-cell>
          <table:table-cell table:style-name="ce6" office:value-type="string" calcext:value-type="string">
            <text:p>0 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0 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office:value-type="string" calcext:value-type="string">
            <text:p>1 0 0 0 1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 0 0 0</text:p>
          </table:table-cell>
          <table:table-cell table:style-name="ce2"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 style:data-style-name="N2" text:time-value="16:31:00.562913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2:15:30.573630166</meta:creation-date>
    <dc:date>2015-11-08T01:01:50.945592393</dc:date>
    <meta:editing-duration>P1DT9M5S</meta:editing-duration>
    <meta:editing-cycles>30</meta:editing-cycles>
    <meta:generator>LibreOffice/4.2.8.2$Linux_X86_64 LibreOffice_project/420m0$Build-2</meta:generator>
    <meta:document-statistic meta:table-count="1" meta:cell-count="694" meta:object-count="0"/>
  </office:meta>
</office:document-meta>
</file>